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MPRACIONES DE INTERESES COMPUEST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currency" office:currency="GTQ" office:value="375600" calcext:value-type="currency">
            <text:p>Q375,600.00</text:p>
          </table:table-cell>
          <table:table-cell table:style-name="ce5" table:formula="of:=[.B3]" office:value-type="currency" office:currency="GTQ" office:value="375600" calcext:value-type="currency">
            <text:p>Q375,600.00</text:p>
          </table:table-cell>
          <table:table-cell table:style-name="ce5" table:formula="of:=[.C3]" office:value-type="currency" office:currency="GTQ" office:value="375600" calcext:value-type="currency">
            <text:p>Q375,600.00</text:p>
          </table:table-cell>
          <table:table-cell table:style-name="ce5" table:formula="of:=[.D3]" office:value-type="currency" office:currency="GTQ" office:value="375600" calcext:value-type="currency">
            <text:p>Q375,600.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" office:value-type="float" office:value="5" calcext:value-type="float">
            <text:p>5</text:p>
          </table:table-cell>
          <table:table-cell table:style-name="ce3" table:formula="of:=[.C4]" office:value-type="float" office:value="5" calcext:value-type="float">
            <text:p>5</text:p>
          </table:table-cell>
          <table:table-cell table:style-name="ce3" table:formula="of:=[.D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4" office:value-type="percentage" office:value="0.12" calcext:value-type="percentage">
            <text:p>12.00%</text:p>
          </table:table-cell>
          <table:table-cell table:style-name="ce4" office:value-type="percentage" office:value="0.07" calcext:value-type="percentage">
            <text:p>7.00%</text:p>
          </table:table-cell>
          <table:table-cell table:style-name="ce4" office:value-type="percentage" office:value="0.04" calcext:value-type="percentage">
            <text:p>4.00%</text:p>
          </table:table-cell>
          <table:table-cell table:style-name="ce4" office:value-type="percentage" office:value="0.015" calcext:value-type="percentage">
            <text:p>1.5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NANCIA</text:p>
          </table:table-cell>
          <table:table-cell table:style-name="ce5" table:formula="of:=[.$B$3]*(1+([.B6]/[.B5]))^([.B4]*[.B5])" office:value-type="currency" office:currency="GTQ" office:value="661935.53620992" calcext:value-type="currency">
            <text:p>Q661,935.54</text:p>
          </table:table-cell>
          <table:table-cell table:style-name="ce5" table:formula="of:=[.$B$3]*(1+([.C6]/[.C5]))^([.C4]*[.C5])" office:value-type="currency" office:currency="GTQ" office:value="529820.894489293" calcext:value-type="currency">
            <text:p>Q529,820.89</text:p>
          </table:table-cell>
          <table:table-cell table:style-name="ce5" table:formula="of:=[.$B$3]*(1+([.D6]/[.D5]))^([.D4]*[.D5])" office:value-type="currency" office:currency="GTQ" office:value="458303.379004456" calcext:value-type="currency">
            <text:p>Q458,303.38</text:p>
          </table:table-cell>
          <table:table-cell table:style-name="ce5" table:formula="of:=[.$B$3]*(1+([.E6]/[.E5]))^([.E4]*[.E5])" office:value-type="currency" office:currency="GTQ" office:value="404834.325818244" calcext:value-type="currency">
            <text:p>Q404,834.3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EJERCCIIO 3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currency" office:currency="GTQ" office:value="60000" calcext:value-type="currency">
            <text:p>Q60,000.00</text:p>
          </table:table-cell>
          <table:table-cell table:style-name="ce5" table:formula="of:=[.B14]" office:value-type="currency" office:currency="GTQ" office:value="60000" calcext:value-type="currency">
            <text:p>Q60,000.00</text:p>
          </table:table-cell>
          <table:table-cell table:style-name="ce5" table:formula="of:=[.C14]" office:value-type="currency" office:currency="GTQ" office:value="60000" calcext:value-type="currency">
            <text:p>Q60,000.00</text:p>
          </table:table-cell>
          <table:table-cell table:style-name="ce5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5]" office:value-type="float" office:value="8" calcext:value-type="float">
            <text:p>8</text:p>
          </table:table-cell>
          <table:table-cell table:style-name="ce3" table:formula="of:=[.C15]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string" calcext:value-type="string">
            <text:p>I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4" office:value-type="percentage" office:value="0.08" calcext:value-type="percentage">
            <text:p>8.00%</text:p>
          </table:table-cell>
          <table:table-cell table:style-name="ce4" office:value-type="percentage" office:value="0.06" calcext:value-type="percentage">
            <text:p>6.00%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NANCIA</text:p>
          </table:table-cell>
          <table:table-cell table:style-name="ce5" table:formula="of:=[.$B$3]*(1+([.B17]/[.B16]))^([.B15]*[.B16])" office:value-type="currency" office:currency="GTQ" office:value="1148968.98716967" calcext:value-type="currency">
            <text:p>Q1,148,968.99</text:p>
          </table:table-cell>
          <table:table-cell table:style-name="ce5" table:formula="of:=[.$B$3]*(1+([.C17]/[.C16]))^([.C15]*[.C16])" office:value-type="currency" office:currency="GTQ" office:value="706370.683356314" calcext:value-type="currency">
            <text:p>Q706,370.68</text:p>
          </table:table-cell>
          <table:table-cell table:style-name="ce5" table:formula="of:=[.$B$3]*(1+([.D17]/[.D16]))^([.D15]*[.D16])" office:value-type="currency" office:currency="GTQ" office:value="604837.814650288" calcext:value-type="currency">
            <text:p>Q604,837.81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s" number:country="GT">Q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s" number:country="GT">Q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20:45:48.802614411</meta:creation-date>
    <dc:date>2024-08-16T20:59:57.810331515</dc:date>
    <meta:editing-duration>PT3M24S</meta:editing-duration>
    <meta:editing-cycles>2</meta:editing-cycles>
    <meta:generator>LibreOffice/24.2.5.2$Linux_X86_64 LibreOffice_project/420$Build-2</meta:generator>
    <meta:document-statistic meta:table-count="1" meta:cell-count="56" meta:object-count="0"/>
  </office:meta>
</office:document-meta>
</file>